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IntegerLocaleConverter.BigIntegerLocaleConverter(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LocaleConverter.BigIntegerLocaleConverter( Object defaultValue ,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LocaleConverter.BigIntegerLocaleConverter( Object defaultValu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LocaleConverter.BigIntegerLocaleConverter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LocaleConverter.BigIntegerLocaleConverter( Object default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LocaleConverter.BigIntegerLocal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LocaleConverter.BigIntegerLocaleConverter(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LocaleConverter.BigIntegerLocaleConverter(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LocaleConverter.BigIntegerLocaleConverter( Object defaultValue ,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LocaleConverter.BigIntegerLocaleConverter( Object default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LocaleConverter.BigIntegerLocal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LocaleConverter.BigIntegerLocaleConvert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LocaleConverter.parse( Object value , String patter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